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left="10.502cm" fo:text-align="justify" style:justify-single-word="false"/>
      <style:text-properties officeooo:paragraph-rsid="000aec35"/>
    </style:style>
    <style:style style:name="P3" style:family="paragraph" style:parent-style-name="Standard">
      <style:paragraph-properties fo:text-align="justify" style:justify-single-word="false"/>
      <style:text-properties officeooo:paragraph-rsid="000aec35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0aec35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style="italic" style:font-size-asian="12pt" style:font-style-asian="italic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officeooo:rsid="000aec35" style:font-size-asian="12pt" style:font-size-complex="12pt"/>
    </style:style>
    <style:style style:name="T3" style:family="text">
      <style:text-properties style:font-name="Times New Roman" fo:font-size="12pt" officeooo:rsid="0012129b" style:font-size-asian="12pt" style:font-size-complex="12pt"/>
    </style:style>
    <style:style style:name="T4" style:family="text">
      <style:text-properties style:font-name="Times New Roman" fo:font-size="12pt" fo:font-style="italic" style:font-size-asian="12pt" style:font-style-asian="italic" style:font-size-complex="12pt"/>
    </style:style>
    <style:style style:name="T5" style:family="text">
      <style:text-properties style:font-name="Times New Roman" fo:font-size="12pt" fo:language="en" fo:country="US" officeooo:rsid="0010ffab" style:font-size-asian="12pt" style:font-size-complex="12pt"/>
    </style:style>
    <style:style style:name="T6" style:family="text">
      <style:text-properties style:font-name="Times New Roman" fo:font-size="12pt" fo:language="ru" fo:country="RU" officeooo:rsid="0010ffab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Генеральному директору ООО «</text:span><text:span text:style-name="T5">Chemistrical</text:span><text:span text:style-name="T1">» </text:span><text:span text:style-name="T2">Максимовой</text:span><text:span text:style-name="T1"> </text:span><text:span text:style-name="T2">Я</text:span><text:span text:style-name="T1">. </text:span><text:span text:style-name="T2">С</text:span><text:span text:style-name="T1">.</text:span></text:p>
      <text:p text:style-name="P2" loext:marker-style-name="T1"><text:span text:style-name="T1">От генерального директора ООО «</text:span><text:span text:style-name="T5">ArtGame</text:span><text:span text:style-name="T1">» </text:span><text:span text:style-name="T2">Закаблуковой А</text:span><text:span text:style-name="T1">. </text:span><text:span text:style-name="T2">Э</text:span><text:span text:style-name="T1">. Тел: +7-9</text:span><text:span text:style-name="T2">21</text:span><text:span text:style-name="T1">-</text:span><text:span text:style-name="T2">448</text:span><text:span text:style-name="T1">-</text:span><text:span text:style-name="T2">8</text:span><text:span text:style-name="T1">6-</text:span><text:span text:style-name="T2">89</text:span><text:span text:style-name="T1"> Адрес: г. </text:span><text:span text:style-name="T2">Санкт-Петербург</text:span><text:span text:style-name="T1">, </text:span><text:span text:style-name="T6">Крестовский проспект, 14</text:span></text:p>
      <text:section text:style-name="Sect1" text:name="TextSection">
        <text:p text:style-name="P4" loext:marker-style-name="T1"><text:span text:style-name="T1">Деловое письмо № </text:span><text:span text:style-name="T2">9</text:span></text:p>
        <text:p text:style-name="P1" loext:marker-style-name="T1"><text:span text:style-name="T1">2</text:span><text:span text:style-name="T2">2</text:span><text:span text:style-name="T1">.0</text:span><text:span text:style-name="T2">1</text:span><text:span text:style-name="T1">.202</text:span><text:span text:style-name="T2">5</text:span></text:p>
        <text:p text:style-name="P5" loext:marker-style-name="T1"><text:span text:style-name="T1">Уважаем</text:span><text:span text:style-name="T2">ая</text:span><text:span text:style-name="T1"> </text:span><text:span text:style-name="T3">Ярославна Сергеевна</text:span><text:span text:style-name="T1">!</text:span></text:p>
        <text:p text:style-name="P1" loext:marker-style-name="T1"><text:span text:style-name="T1">Меня зовут Закаблукова Анастасия Эдуардовна, я директор в компании ArtGame. Мы специализируемся на разработке высококачественных игровых решений и инновационных продуктов, которые помогают компаниям, таким как ваша, привлекать внимание клиентов и повышать их вовлеченность.</text:span></text:p>
        <text:p text:style-name="P1" loext:marker-style-name="T1"><text:span text:style-name="T1">С учетом вашего успешного опыта в области химической промышленности и текущих тенденций на рынке, мы рады предложить вам наше коммерческое предложение, которое, как мы уверены, сможет принести значительную пользу вашей компании.</text:span></text:p>
        <text:p text:style-name="P1" loext:marker-style-name="T1"><text:span text:style-name="T1">Наше предложение включает:</text:span></text:p>
        <text:p text:style-name="P1" loext:marker-style-name="T1"><text:span text:style-name="T1"><text:s text:c="4"/>• Разработка обучающих игр и приложений – Мы можем создать интерактивные решения, которые помогут вашим клиентам лучше понять ваши продукты и услуги, а также повысить их интерес к вашей компании.</text:span></text:p>
        <text:p text:style-name="P1" loext:marker-style-name="T1"><text:span text:style-name="T1"><text:s text:c="4"/>• Маркетинговые игры – Игровые приложения, направленные на продвижение вашего бренда и увеличение продаж, которые могут быть использованы на выставках, мероприятиях или в онлайн-пространстве.</text:span></text:p>
        <text:p text:style-name="P1" loext:marker-style-name="T1"><text:span text:style-name="T1"><text:s text:c="4"/>• Аналитические инструменты – Интеграция игровых решений с аналитическими инструментами для отслеживания вовлеченности пользователей и получения обратной связи.</text:span></text:p>
        <text:p text:style-name="P1" loext:marker-style-name="T1"><text:span text:style-name="T1">Мы уверены, что наши решения помогут вам улучшить взаимодействие с клиентами, повысить уровень их удовлетворенности и увеличить объем продаж.</text:span></text:p>
        <text:p text:style-name="P1" loext:marker-style-name="T1"><text:span text:style-name="T1">Для более детального обсуждения нашего предложения и возможных условий сотрудничества, мы будем рады организовать встречу в удобное для вас время. Также мы можем предоставить дополнительные материалы и примеры успешных проектов, которые мы реализовали для наших клиентов.</text:span></text:p>
        <text:p text:style-name="P1" loext:marker-style-name="T1"><text:span text:style-name="T1">Благодарим вас за внимание к нашему предложению. Мы надеемся на возможность сотрудничества и уверены, что совместная работа принесет взаимную выгоду.</text:span></text:p>
        <text:p text:style-name="P3" loext:marker-style-name="T1"><text:span text:style-name="T1">С уважением, генеральный директор ООО «</text:span><text:span text:style-name="T5">ArtGame</text:span><text:span text:style-name="T1">» </text:span><text:span text:style-name="T2">Закаблукова</text:span><text:span text:style-name="T1"> </text:span><text:span text:style-name="T2">А</text:span><text:span text:style-name="T1">. </text:span><text:span text:style-name="T2">Э</text:span><text:span text:style-name="T1">.</text:span></text:p>
        <text:p text:style-name="P6" loext:marker-style-name="T4"/>
        <text:p text:style-name="Standard"/>
        <text:p text:style-name="Standard"/>
        <text:p text:style-name="Standard"><text:soft-page-break/></text:p>
        <text:p text:style-name="Standard"><text:bookmark text:name="_GoBack"/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Александр Петров</meta:initial-creator>
    <meta:editing-cycles>4</meta:editing-cycles>
    <meta:creation-date>2022-09-21T04:38:00</meta:creation-date>
    <dc:date>2025-01-23T00:22:55.138000000</dc:date>
    <meta:editing-duration>PT10M41S</meta:editing-duration>
    <meta:generator>LibreOffice/24.2.6.2$Windows_X86_64 LibreOffice_project/ef66aa7e36a1bb8e65bfbc63aba53045a14d0871</meta:generator>
    <meta:document-statistic meta:table-count="0" meta:image-count="0" meta:object-count="0" meta:page-count="2" meta:paragraph-count="15" meta:word-count="251" meta:character-count="1959" meta:non-whitespace-character-count="1708"/>
    <meta:user-defined meta:name="AppVersion">12.0000</meta:user-defined>
    <meta:template xlink:type="simple" xlink:actuate="onRequest" xlink:title="Normal_Wordconv.dotm" xlink:href=""/>
  </office:meta>
</office:document-meta>
</file>